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section text:style-name="Sect_letHead" text:name="Sect_letHead">
        <text:p text:style-name="letter_letHead_dicBody">A a<text:variable-set text:name="Left_Guideword_L" text:display="none" text:formula="ooow: anon" office:value-type="string" office:string-value=" anon"/></text:p>
        <text:s text:c="1"/>
      </text:section>
      <text:section text:style-name="Sect_letData" text:name="Sect_letData">
        <text:p text:style-name="entry_letData_dicBody"><text:span text:style-name="headword_entry_letData_dicBody">anon</text:span><text:span text:style-name="headword_.bzh"><text:variable-set text:name="Left_Guideword_L" text:display="none" text:formula="ooow: anon" office:value-type="string" office:string-value=" anon"/></text:span><text:span text:style-name="headword_.bzh"><text:variable-set text:name="Right_Guideword_R" text:display="none" text:formula="ooow: anon" office:value-type="string" office:string-value=" 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 bumin"/></text:p>
        <text:s text:c="1"/>
      </text:section>
      <text:section text:style-name="Sect_letData" text:name="Sect_letData">
        <text:p text:style-name="entry_letData_dicBody"><text:span text:style-name="headword_entry_letData_dicBody">bumin</text:span><text:span text:style-name="headword_.bzh"><text:variable-set text:name="Left_Guideword_L" text:display="none" text:formula="ooow: bumin" office:value-type="string" office:string-value=" bumin"/></text:span><text:span text:style-name="headword_.bzh"><text:variable-set text:name="Right_Guideword_R" text:display="none" text:formula="ooow: bumin" office:value-type="string" office:string-value=" 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 deġinengin"/></text:p>
        <text:s text:c="1"/>
      </text:section>
      <text:section text:style-name="Sect_letData" text:name="Sect_letData">
        <text:p text:style-name="entry_letData_dicBody"><text:span text:style-name="headword_entry_letData_dicBody">deġinengin</text:span><text:span text:style-name="headword_.bzh"><text:variable-set text:name="Left_Guideword_L" text:display="none" text:formula="ooow: deġinengin" office:value-type="string" office:string-value=" deġinengin"/></text:span><text:span text:style-name="headword_.bzh"><text:variable-set text:name="Right_Guideword_R" text:display="none" text:formula="ooow: deġinengin" office:value-type="string" office:string-value=" 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 gelöġin"/></text:p>
        <text:s text:c="1"/>
      </text:section>
      <text:section text:style-name="Sect_letData" text:name="Sect_letData">
        <text:p text:style-name="entry_letData_dicBody"><text:span text:style-name="headword_entry_letData_dicBody">gelöġin</text:span><text:span text:style-name="headword_.bzh"><text:variable-set text:name="Left_Guideword_L" text:display="none" text:formula="ooow: gelöġin" office:value-type="string" office:string-value=" gelöġin"/></text:span><text:span text:style-name="headword_.bzh"><text:variable-set text:name="Right_Guideword_R" text:display="none" text:formula="ooow: gelöġin" office:value-type="string" office:string-value=" 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 gëpin"/></text:span><text:span text:style-name="headword_.bzh"><text:variable-set text:name="Right_Guideword_R" text:display="none" text:formula="ooow: gëpin" office:value-type="string" office:string-value=" 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 gujeng"/></text:span><text:span text:style-name="headword_.bzh"><text:variable-set text:name="Right_Guideword_R" text:display="none" text:formula="ooow: gujeng" office:value-type="string" office:string-value=" 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 huh yi"/></text:p>
        <text:s text:c="1"/>
      </text:section>
      <text:section text:style-name="Sect_letData" text:name="Sect_letData">
        <text:p text:style-name="entry_letData_dicBody"><text:span text:style-name="headword_entry_letData_dicBody">huh yi</text:span><text:span text:style-name="headword_.bzh"><text:variable-set text:name="Left_Guideword_L" text:display="none" text:formula="ooow: huh yi" office:value-type="string" office:string-value=" huh yi"/></text:span><text:span text:style-name="headword_.bzh"><text:variable-set text:name="Right_Guideword_R" text:display="none" text:formula="ooow: huh yi" office:value-type="string" office:string-value=" 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 jij"/></text:p>
        <text:s text:c="1"/>
      </text:section>
      <text:section text:style-name="Sect_letData" text:name="Sect_letData">
        <text:p text:style-name="entry_letData_dicBody"><text:span text:style-name="headword_entry_letData_dicBody">jij</text:span><text:span text:style-name="headword_.bzh"><text:variable-set text:name="Left_Guideword_L" text:display="none" text:formula="ooow: jij" office:value-type="string" office:string-value=" jij"/></text:span><text:span text:style-name="headword_.bzh"><text:variable-set text:name="Right_Guideword_R" text:display="none" text:formula="ooow: jij" office:value-type="string" office:string-value=" 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 ketiv"/></text:p>
        <text:s text:c="1"/>
      </text:section>
      <text:section text:style-name="Sect_letData" text:name="Sect_letData">
        <text:p text:style-name="entry_letData_dicBody"><text:span text:style-name="headword_entry_letData_dicBody">ketiv</text:span><text:span text:style-name="headword_.bzh"><text:variable-set text:name="Left_Guideword_L" text:display="none" text:formula="ooow: ketiv" office:value-type="string" office:string-value=" ketiv"/></text:span><text:span text:style-name="headword_.bzh"><text:variable-set text:name="Right_Guideword_R" text:display="none" text:formula="ooow: ketiv" office:value-type="string" office:string-value=" 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 ḳunġin"/></text:p>
        <text:s text:c="1"/>
      </text:section>
      <text:section text:style-name="Sect_letData" text:name="Sect_letData">
        <text:p text:style-name="entry_letData_dicBody"><text:span text:style-name="headword_entry_letData_dicBody">ḳunġin</text:span><text:span text:style-name="headword_.bzh"><text:variable-set text:name="Left_Guideword_L" text:display="none" text:formula="ooow: ḳunġin" office:value-type="string" office:string-value=" ḳunġin"/></text:span><text:span text:style-name="headword_.bzh"><text:variable-set text:name="Right_Guideword_R" text:display="none" text:formula="ooow: ḳunġin" office:value-type="string" office:string-value=" 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 lem"/></text:p>
        <text:s text:c="1"/>
      </text:section>
      <text:section text:style-name="Sect_letData" text:name="Sect_letData">
        <text:p text:style-name="entry_letData_dicBody"><text:span text:style-name="headword_entry_letData_dicBody">lem</text:span><text:span text:style-name="headword_.bzh"><text:variable-set text:name="Left_Guideword_L" text:display="none" text:formula="ooow: lem" office:value-type="string" office:string-value=" lem"/></text:span><text:span text:style-name="headword_.bzh"><text:variable-set text:name="Right_Guideword_R" text:display="none" text:formula="ooow: lem" office:value-type="string" office:string-value=" 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 lööin"/></text:span><text:span text:style-name="headword_.bzh"><text:variable-set text:name="Right_Guideword_R" text:display="none" text:formula="ooow: lööin" office:value-type="string" office:string-value=" 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 menġë"/></text:p>
        <text:s text:c="1"/>
      </text:section>
      <text:section text:style-name="Sect_letData" text:name="Sect_letData">
        <text:p text:style-name="entry_letData_dicBody"><text:span text:style-name="headword_entry_letData_dicBody">menġë</text:span><text:span text:style-name="headword_.bzh"><text:variable-set text:name="Left_Guideword_L" text:display="none" text:formula="ooow: menġë" office:value-type="string" office:string-value=" menġë"/></text:span><text:span text:style-name="headword_.bzh"><text:variable-set text:name="Right_Guideword_R" text:display="none" text:formula="ooow: menġë" office:value-type="string" office:string-value=" 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 nare"/></text:p>
        <text:s text:c="1"/>
      </text:section>
      <text:section text:style-name="Sect_letData" text:name="Sect_letData">
        <text:p text:style-name="entry_letData_dicBody"><text:span text:style-name="headword_entry_letData_dicBody">nare</text:span><text:span text:style-name="headword_.bzh"><text:variable-set text:name="Left_Guideword_L" text:display="none" text:formula="ooow: nare" office:value-type="string" office:string-value=" nare"/></text:span><text:span text:style-name="headword_.bzh"><text:variable-set text:name="Right_Guideword_R" text:display="none" text:formula="ooow: nare" office:value-type="string" office:string-value=" 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 nema"/></text:span><text:span text:style-name="headword_.bzh"><text:variable-set text:name="Right_Guideword_R" text:display="none" text:formula="ooow: nema" office:value-type="string" office:string-value=" 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 nyë"/></text:p>
        <text:s text:c="1"/>
      </text:section>
      <text:section text:style-name="Sect_letData" text:name="Sect_letData">
        <text:p text:style-name="entry_letData_dicBody"><text:span text:style-name="headword_entry_letData_dicBody">nyë</text:span><text:span text:style-name="headword_.bzh"><text:variable-set text:name="Left_Guideword_L" text:display="none" text:formula="ooow: nyë" office:value-type="string" office:string-value=" nyë"/></text:span><text:span text:style-name="headword_.bzh"><text:variable-set text:name="Right_Guideword_R" text:display="none" text:formula="ooow: nyë" office:value-type="string" office:string-value=" 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 pediiin"/></text:p>
        <text:s text:c="1"/>
      </text:section>
      <text:section text:style-name="Sect_letData" text:name="Sect_letData">
        <text:p text:style-name="entry_letData_dicBody"><text:span text:style-name="headword_entry_letData_dicBody">pediiin</text:span><text:span text:style-name="headword_.bzh"><text:variable-set text:name="Left_Guideword_L" text:display="none" text:formula="ooow: pediiin" office:value-type="string" office:string-value=" pediiin"/></text:span><text:span text:style-name="headword_.bzh"><text:variable-set text:name="Right_Guideword_R" text:display="none" text:formula="ooow: pediiin" office:value-type="string" office:string-value=" 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 pepelin"/></text:span><text:span text:style-name="headword_.bzh"><text:variable-set text:name="Right_Guideword_R" text:display="none" text:formula="ooow: pepelin" office:value-type="string" office:string-value=" 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 piv"/></text:span><text:span text:style-name="headword_.bzh"><text:variable-set text:name="Right_Guideword_R" text:display="none" text:formula="ooow: piv" office:value-type="string" office:string-value=" 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 rehöö"/></text:p>
        <text:s text:c="1"/>
      </text:section>
      <text:section text:style-name="Sect_letData" text:name="Sect_letData">
        <text:p text:style-name="entry_letData_dicBody"><text:span text:style-name="headword_entry_letData_dicBody">rehöö</text:span><text:span text:style-name="headword_.bzh"><text:variable-set text:name="Left_Guideword_L" text:display="none" text:formula="ooow: rehöö" office:value-type="string" office:string-value=" rehöö"/></text:span><text:span text:style-name="headword_.bzh"><text:variable-set text:name="Right_Guideword_R" text:display="none" text:formula="ooow: rehöö" office:value-type="string" office:string-value=" 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 rohin"/></text:span><text:span text:style-name="headword_.bzh"><text:variable-set text:name="Right_Guideword_R" text:display="none" text:formula="ooow: rohin" office:value-type="string" office:string-value=" 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 röp"/></text:span><text:span text:style-name="headword_.bzh"><text:variable-set text:name="Right_Guideword_R" text:display="none" text:formula="ooow: röp" office:value-type="string" office:string-value=" 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 rörin"/></text:span><text:span text:style-name="headword_.bzh"><text:variable-set text:name="Right_Guideword_R" text:display="none" text:formula="ooow: rörin" office:value-type="string" office:string-value=" 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 sahek"/></text:p>
        <text:s text:c="1"/>
      </text:section>
      <text:section text:style-name="Sect_letData" text:name="Sect_letData">
        <text:p text:style-name="entry_letData_dicBody"><text:span text:style-name="headword_entry_letData_dicBody">sahek</text:span><text:span text:style-name="headword_.bzh"><text:variable-set text:name="Left_Guideword_L" text:display="none" text:formula="ooow: sahek" office:value-type="string" office:string-value=" sahek"/></text:span><text:span text:style-name="headword_.bzh"><text:variable-set text:name="Right_Guideword_R" text:display="none" text:formula="ooow: sahek" office:value-type="string" office:string-value=" 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 sejonġ"/></text:span><text:span text:style-name="headword_.bzh"><text:variable-set text:name="Right_Guideword_R" text:display="none" text:formula="ooow: sejonġ" office:value-type="string" office:string-value=" 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 tahöö"/></text:p>
        <text:s text:c="1"/>
      </text:section>
      <text:section text:style-name="Sect_letData" text:name="Sect_letData">
        <text:p text:style-name="entry_letData_dicBody"><text:span text:style-name="headword_entry_letData_dicBody">tahöö</text:span><text:span text:style-name="headword_.bzh"><text:variable-set text:name="Left_Guideword_L" text:display="none" text:formula="ooow: tahöö" office:value-type="string" office:string-value=" tahöö"/></text:span><text:span text:style-name="headword_.bzh"><text:variable-set text:name="Right_Guideword_R" text:display="none" text:formula="ooow: tahöö" office:value-type="string" office:string-value=" 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 tep"/></text:span><text:span text:style-name="headword_.bzh"><text:variable-set text:name="Right_Guideword_R" text:display="none" text:formula="ooow: tep" office:value-type="string" office:string-value=" 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 to"/></text:span><text:span text:style-name="headword_.bzh"><text:variable-set text:name="Right_Guideword_R" text:display="none" text:formula="ooow: to" office:value-type="string" office:string-value=" 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 veġo"/></text:p>
        <text:s text:c="1"/>
      </text:section>
      <text:section text:style-name="Sect_letData" text:name="Sect_letData">
        <text:p text:style-name="entry_letData_dicBody"><text:span text:style-name="headword_entry_letData_dicBody">veġo</text:span><text:span text:style-name="headword_.bzh"><text:variable-set text:name="Left_Guideword_L" text:display="none" text:formula="ooow: veġo" office:value-type="string" office:string-value=" veġo"/></text:span><text:span text:style-name="headword_.bzh"><text:variable-set text:name="Right_Guideword_R" text:display="none" text:formula="ooow: veġo" office:value-type="string" office:string-value=" 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 veriik"/></text:span><text:span text:style-name="headword_.bzh"><text:variable-set text:name="Right_Guideword_R" text:display="none" text:formula="ooow: veriik" office:value-type="string" office:string-value=" 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 vonġ poḳ"/></text:span><text:span text:style-name="headword_.bzh"><text:variable-set text:name="Right_Guideword_R" text:display="none" text:formula="ooow: vonġ poḳ" office:value-type="string" office:string-value=" 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 yu töḳsën"/></text:p>
        <text:s text:c="1"/>
      </text:section>
      <text:section text:style-name="Sect_letData" text:name="Sect_letData">
        <text:p text:style-name="entry_letData_dicBody"><text:span text:style-name="headword_entry_letData_dicBody">yu töḳsën</text:span><text:span text:style-name="headword_.bzh"><text:variable-set text:name="Left_Guideword_L" text:display="none" text:formula="ooow: yu töḳsën" office:value-type="string" office:string-value=" yu töḳsën"/></text:span><text:span text:style-name="headword_.bzh"><text:variable-set text:name="Right_Guideword_R" text:display="none" text:formula="ooow: yu töḳsën" office:value-type="string" office:string-value=" 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Charis SIL Compact" svg:font-family="'Charis SIL Compact'" style:font-pitch="variable"/>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Compact" style:font-name-complex="Charis SIL Compact" fo:language="none" fo:country="none"/>
    </style:style>
    <style:style xmlns:style="urn:oasis:names:tc:opendocument:xmlns:style:1.0" style:name="headerFontStyleName" style:family="paragraph" style:parent-style-name="Standard">
      <style:text-properties fo:font-family="Charis SIL Compact" style:font-name-complex="Charis SIL Compact"/>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font-family="Charis SIL Compact" style:font-name-complex="Charis SIL Compact"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font-family="Charis SIL Compact" style:font-name-complex="Charis SIL Compact" fo:language="none" fo:country="none"/>
    </style:style>
    <style:style xmlns:style="urn:oasis:names:tc:opendocument:xmlns:style:1.0" style:name="span_.bzh_definition_.en_sense_senses_entry_letData_dicBody" style:family="text" style:parent-style-name="definition_.en_sense_senses_entry_letData_dicBody">
      <style:text-properties fo:font-family="Charis SIL Compact" style:font-name-complex="Charis SIL Compact"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
          <text:span text:style-name="MT1">
            <text:variable-get text:name="Left_Guideword_L" office:value-type="string"/>
          </text:span>
          <text:tab/>
          <text:tab/>
          <text:page-number text:select-page="current">4</text:page-number>
        </text:p>
      </style:header>
    </style:master-page>
    <style:master-page style:name="Right_20_Page" style:display-name="Right Page" style:page-layout-name="pm5" style:next-style-name="Left_20_Page">
      <style:header>
        <text:p text:style-name="Header">
          <text:page-number text:select-page="current">4</text:page-number>
          <text:tab/>
          <text:tab/>
          <text:span text:style-name="MT1">
            <text:variable-get text:name="Right_Guideword_R" office:value-type="string"/>
          </text:span>
        </text:p>
      </style:header>
      <style:footer>
        <text:p text:style-name="Footer">
          <text:tab/>
          <text:tab/>
          <draw:frame draw:style-name="Mfr1" draw:name="Frame1" text:anchor-type="paragraph" svg:y="55.99291pt" fo:min-width="135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8-18T15:08:43</meta:creation-date>
    <dc:creator>James</dc:creator>
    <dc:date>2011-08-18T15:08:43</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6.1345</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VN\pathway\Test\PsExport\TestFiles\Output\T5\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